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423cm" style:contextual-spacing="false" fo:line-height="100%"/>
      <style:text-properties officeooo:rsid="00099aa2" officeooo:paragraph-rsid="00099aa2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paragraph-rsid="000a66b5"/>
    </style:style>
    <style:style style:name="P4" style:family="paragraph" style:parent-style-name="Text_20_body" style:list-style-name="L1">
      <style:text-properties officeooo:rsid="000a66b5" officeooo:paragraph-rsid="000a66b5"/>
    </style:style>
    <style:style style:name="P5" style:family="paragraph" style:parent-style-name="Text_20_body" style:list-style-name="L1">
      <style:text-properties officeooo:rsid="000d740c" officeooo:paragraph-rsid="000d740c"/>
    </style:style>
    <style:style style:name="T1" style:family="text">
      <style:text-properties officeooo:rsid="000a66b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justem</text:p>
      <text:list xml:id="list948060136" text:style-name="L1">
        <text:list-item>
          <text:p text:style-name="P2">Introduction : Présentation de l'entreprise où <text:span text:style-name="T1">j’ai</text:span> effectué <text:span text:style-name="T1">mon</text:span> stage, de la mission qui <text:span text:style-name="T1">m’</text:span>a été confiée, ainsi que de l'objectif de ce rapport de stage.</text:p>
        </text:list-item>
        <text:list-item>
          <text:p text:style-name="P2">Contexte : Présentation du domaine d'application du logiciel de traitement d'image (mise en situation de portes et de fenêtres sur des photographies de maisons) et des besoins pour lesquels il a été développé.</text:p>
        </text:list-item>
        <text:list-item>
          <text:p text:style-name="P2">Présentation de l'outil de développement : Présentation de l'environnement de développement utilisé (Windows 7, javascript) et des principales librairies et outils utilisés pour développer le logiciel.</text:p>
        </text:list-item>
        <text:list-item>
          <text:p text:style-name="P5">Phase de recherche et conception</text:p>
        </text:list-item>
        <text:list-item>
          <text:p text:style-name="P3">Présentation des fonctionnalités : </text:p>
          <text:p text:style-name="P3"><text:span text:style-name="T1">a)</text:span>Présentation des principales fonctionnalités du logiciel (par exemple, détection de forme, reconnaissance d'objet, modification d'image) </text:p>
          <text:p text:style-name="P3"><text:span text:style-name="T1">b)M</text:span>ise en œuvre technique (algorithmes utilisés, structures de données, etc.).</text:p>
        </text:list-item>
        <text:list-item>
          <text:p text:style-name="P4">Intégration dans la suite logicielle existante</text:p>
        </text:list-item>
        <text:list-item>
          <text:p text:style-name="P2">Résultats : Présentation des résultats obtenus avec le logiciel </text:p>
        </text:list-item>
        <text:list-item>
          <text:p text:style-name="P4">Déploiement sur plateforme de test</text:p>
        </text:list-item>
        <text:list-item>
          <text:p text:style-name="P2">Conclusion : Récapitulation des principaux points abordés dans le rapport, discussion sur les points forts et les points à améliorer du logiciel, et perspectives pour les travaux futurs.</text:p>
        </text:list-item>
        <text:list-item>
          <text:p text:style-name="P2">Annexes : Présentation de captures d'écran, de codes sources, de données d'entrée et de sortie, et tout autre document ou information qui pourrait être utile pour compléter le rappor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Numbering_20_Symbols" style:display-name="Numbering Symbols" style:family="text"/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00:15:19.780781748</meta:creation-date>
    <dc:date>2023-02-06T13:48:22.639000000</dc:date>
    <meta:editing-duration>PT1H1M47S</meta:editing-duration>
    <meta:editing-cycles>3</meta:editing-cycles>
    <meta:generator>LibreOffice/7.3.3.2$Windows_X86_64 LibreOffice_project/d1d0ea68f081ee2800a922cac8f79445e4603348</meta:generator>
    <meta:document-statistic meta:table-count="0" meta:image-count="0" meta:object-count="0" meta:page-count="1" meta:paragraph-count="13" meta:word-count="207" meta:character-count="1391" meta:non-whitespace-character-count="1204"/>
  </office:meta>
</office:document-meta>
</file>